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3356" officeooo:paragraph-rsid="0020335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03356" officeooo:paragraph-rsid="002d4bf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2b1a8" officeooo:paragraph-rsid="0022b1a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9ace9" officeooo:paragraph-rsid="0031cab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56d97" officeooo:paragraph-rsid="00356d9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3b2886" officeooo:paragraph-rsid="003b2886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b96d8" officeooo:paragraph-rsid="0029ace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4b1ee5" officeooo:paragraph-rsid="004b1ee5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226097" officeooo:paragraph-rsid="00226097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2b1a8" officeooo:paragraph-rsid="0022b1a8"/>
    </style:style>
    <style:style style:name="P11" style:family="paragraph" style:parent-style-name="Standard">
      <style:paragraph-properties fo:text-align="start" style:justify-single-word="false"/>
      <style:text-properties officeooo:rsid="0022b1a8" officeooo:paragraph-rsid="0022b1a8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24a534" officeooo:paragraph-rsid="0024a534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24bbf7" officeooo:paragraph-rsid="0025eb2b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bold" officeooo:rsid="00203356" officeooo:paragraph-rsid="0020335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bold" officeooo:rsid="0057dd53" officeooo:paragraph-rsid="0057dd5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29b86e" officeooo:paragraph-rsid="0031cab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underline-style="none" fo:font-weight="normal" officeooo:rsid="002b7960" officeooo:paragraph-rsid="0031cab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b96d8" officeooo:paragraph-rsid="0031cab7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77df6" officeooo:paragraph-rsid="00377df6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84cd6" officeooo:paragraph-rsid="00384cd6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style:text-underline-style="none" fo:font-weight="normal" officeooo:rsid="003a4272" officeooo:paragraph-rsid="003a4272" style:font-weight-asian="normal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3fb167" officeooo:paragraph-rsid="003fb167" style:font-weight-asian="normal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42beb4" officeooo:paragraph-rsid="0042beb4" style:font-weight-asian="normal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481cd1" officeooo:paragraph-rsid="00481cd1" style:font-weight-asian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text-underline-style="none" fo:font-weight="normal" officeooo:rsid="0049e590" officeooo:paragraph-rsid="0049e59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underline-style="none" fo:font-weight="normal" officeooo:rsid="0049e590" officeooo:paragraph-rsid="0049e590" style:font-weight-asian="normal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4f3c53" officeooo:paragraph-rsid="004f3c53" style:font-weight-asian="normal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underline-style="none" fo:font-weight="normal" officeooo:rsid="0052bac7" officeooo:paragraph-rsid="0052bac7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text-underline-style="none" fo:font-weight="normal" officeooo:rsid="0057dd53" officeooo:paragraph-rsid="0057dd53" style:font-weight-asian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2f3a68" officeooo:paragraph-rsid="002f3a68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344e62" officeooo:paragraph-rsid="00344e62"/>
    </style:style>
    <style:style style:name="P32" style:family="paragraph" style:parent-style-name="Standard">
      <style:paragraph-properties fo:text-align="start" style:justify-single-word="false"/>
      <style:text-properties officeooo:rsid="00344e62" officeooo:paragraph-rsid="00344e62"/>
    </style:style>
    <style:style style:name="P33" style:family="paragraph" style:parent-style-name="Standard">
      <style:paragraph-properties fo:text-align="start" style:justify-single-word="false"/>
      <style:text-properties officeooo:rsid="00356d97" officeooo:paragraph-rsid="00356d97"/>
    </style:style>
    <style:style style:name="P34" style:family="paragraph" style:parent-style-name="Standard">
      <style:paragraph-properties fo:text-align="start" style:justify-single-word="false"/>
      <style:text-properties officeooo:rsid="003b2886" officeooo:paragraph-rsid="003b2886"/>
    </style:style>
    <style:style style:name="T1" style:family="text">
      <style:text-properties officeooo:rsid="002b96d8"/>
    </style:style>
    <style:style style:name="T2" style:family="text">
      <style:text-properties officeooo:rsid="0041114f"/>
    </style:style>
    <style:style style:name="T3" style:family="text">
      <style:text-properties officeooo:rsid="00516aab"/>
    </style:style>
    <style:style style:name="T4" style:family="text">
      <style:text-properties officeooo:rsid="0052bac7"/>
    </style:style>
    <style:style style:name="T5" style:family="text">
      <style:text-properties officeooo:rsid="00530d9b"/>
    </style:style>
    <style:style style:name="T6" style:family="text">
      <style:text-properties officeooo:rsid="00550e1e"/>
    </style:style>
    <style:style style:name="T7" style:family="text">
      <style:text-properties officeooo:rsid="00556976"/>
    </style:style>
    <style:style style:name="T8" style:family="text">
      <style:text-properties officeooo:rsid="005654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What is TypeScript?</text:p>
      <text:p text:style-name="P14"/>
      <text:list xml:id="list291602793" text:style-name="L2">
        <text:list-item>
          <text:p text:style-name="P9">TypeScript is an open-source language which builds on JavaScript.</text:p>
        </text:list-item>
        <text:list-item>
          <text:p text:style-name="P10">It is statically compiled language to write clear and simple JavaScript Code.</text:p>
        </text:list-item>
        <text:list-item>
          <text:p text:style-name="P10">It can be run on Node js or any browser which supports ECMAScript 3 or newer versions.</text:p>
        </text:list-item>
      </text:list>
      <text:p text:style-name="P11"/>
      <text:p text:style-name="P4">What is Scripting Language?</text:p>
      <text:p text:style-name="P4"/>
      <text:p text:style-name="P16">A programming language designed specifically for acting on an existing entity or system.</text:p>
      <text:p text:style-name="P17">In general , commands like “walk”, “run”, “jump” are considered as <text:span text:style-name="T1">general idea of </text:span>scripting language.</text:p>
      <text:p text:style-name="P18">These actions require something to carry them out, perhaps a person, a dog, or a video game character. Without an actor to perform these commands wouldn’t make sense.</text:p>
      <text:p text:style-name="P18"/>
      <text:p text:style-name="P3">What is ECMAScript?</text:p>
      <text:p text:style-name="P3"/>
      <text:list xml:id="list135075453" text:style-name="L1">
        <text:list-item>
          <text:p text:style-name="P12">Ecma International is an organization that creates standards for technologies.</text:p>
        </text:list-item>
        <text:list-item>
          <text:p text:style-name="P13">ECMA-262 is a standard published by Ecma International. </text:p>
        </text:list-item>
        <text:list-item>
          <text:p text:style-name="P13">It contains the specification for a general purpose scripting language.</text:p>
        </text:list-item>
        <text:list-item>
          <text:p text:style-name="P30">ECMAScript is a specification defined in ECMA-262 for creating a general purpose scripting language.</text:p>
        </text:list-item>
        <text:list-item>
          <text:p text:style-name="P31">ECMAScript provides the rules, details and guildlines that a scripting language must observe to be considered ECMAScript compliant.</text:p>
        </text:list-item>
      </text:list>
      <text:p text:style-name="P32"/>
      <text:p text:style-name="P5">What is JavaScript?</text:p>
      <text:p text:style-name="P33"/>
      <text:list xml:id="list1888919094" text:style-name="L3">
        <text:list-item>
          <text:p text:style-name="P19">A general purpose scripting language that conforms to the ECMAScript specification.</text:p>
        </text:list-item>
        <text:list-item>
          <text:p text:style-name="P20">By reading the ECMAScript specification, we can learn how to create a scripting language.</text:p>
        </text:list-item>
        <text:list-item>
          <text:p text:style-name="P20">By reading JavaScript documentation, we can learn how to use a scripting language.</text:p>
        </text:list-item>
        <text:list-item>
          <text:p text:style-name="P21">JavaScript mostly implements the ECMAScript specification as described in ECMA-262, but a handful of differences do exist.</text:p>
        </text:list-item>
      </text:list>
      <text:p text:style-name="P34"/>
      <text:p text:style-name="P6">What is JavaScript Engine?</text:p>
      <text:p text:style-name="P7"/>
      <text:list xml:id="list3830986872" text:style-name="L5">
        <text:list-item>
          <text:p text:style-name="P22">A program or interpreter that understands and executes <text:span text:style-name="T2">JavaScript code.</text:span></text:p>
        </text:list-item>
        <text:list-item>
          <text:p text:style-name="P23">JavaScript engines are commonly found in web browsers, including V8 in Chrome, SpiderMonkey in FireFox and Chakra in Edge.</text:p>
        </text:list-item>
        <text:list-item>
          <text:p text:style-name="P24">Each engine is like a language module for its application, allowing it to support a certain subset of the JavaScript language.</text:p>
        </text:list-item>
        <text:list-item>
          <text:p text:style-name="P25">A JavaScript engine to a browser is like language comprehension to a person. If we revisit our example of the actions “walk”, “run”, “jump”, a JavaScript engine is the part of an entity that actually understands what these actions mean.</text:p>
        </text:list-item>
      </text:list>
      <text:p text:style-name="P26"/>
      <text:p text:style-name="P8">Is There any Browser performance and Browser support differences in JS?</text:p>
      <text:p text:style-name="P8"/>
      <text:list xml:id="list1471325704" text:style-name="L6">
        <text:list-item>
          <text:p text:style-name="P27"><text:span text:style-name="T3">In contrast of Browser performance, </text:span>Yes. <text:span text:style-name="T4">T</text:span>wo browsers can understand JavaScript code, but one runs it faster because its JavaScript engine is implemented more efficiently.</text:p>
        </text:list-item>
        <text:list-item>
          <text:p text:style-name="P28">In contrast of Browser support, Yes. <text:span text:style-name="T5">Even though the JavaScript </text:span><text:span text:style-name="T6">engines </text:span><text:span text:style-name="T7">of browsers all understand JavaScript, some browsers have a greater understanding of the language than others. </text:span><text:span text:style-name="T8">There are differences in the way browsers support the language.</text:span></text:p>
        </text:list-item>
      </text:list>
      <text:p text:style-name="P29"/>
      <text:p text:style-name="P29"><text:soft-page-break/>Last Read Links:</text:p>
      <text:p text:style-name="P15"><text:a xlink:type="simple" xlink:href="https://www.freecodecamp.org/news/whats-the-difference-between-javascript-and-ecmascript-cba48c73a2b5/" text:style-name="Internet_20_link" text:visited-style-name="Visited_20_Internet_20_Link">https://www.freecodecamp.org/news/whats-the-difference-between-javascript-and-ecmascript-cba48c73a2b5/</text:a></text:p>
      <text:p text:style-name="P15">https://www.typescriptlang.org/docs/handbook/typescript-from-scratch.html</text:p>
      <text:p text:style-name="P15">https://angular.io/start</text:p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6T09:03:36.458653989</meta:creation-date>
    <meta:generator>LibreOffice/6.4.6.2$Linux_X86_64 LibreOffice_project/40$Build-2</meta:generator>
    <dc:date>2021-01-26T09:46:38.992087365</dc:date>
    <meta:editing-duration>PT42M39S</meta:editing-duration>
    <meta:editing-cycles>49</meta:editing-cycles>
    <meta:document-statistic meta:table-count="0" meta:image-count="0" meta:object-count="0" meta:page-count="2" meta:paragraph-count="31" meta:word-count="414" meta:character-count="2782" meta:non-whitespace-character-count="2416"/>
  </office:meta>
</office:document-meta>
</file>